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59.06mm"/>
    </style:style>
    <style:style style:name="co14" style:family="table-column">
      <style:table-column-properties fo:break-before="auto" style:column-width="62.87mm"/>
    </style:style>
    <style:style style:name="co15" style:family="table-column">
      <style:table-column-properties fo:break-before="auto" style:column-width="49.18mm"/>
    </style:style>
    <style:style style:name="co16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2" style:family="table-column">
      <style:table-column-properties fo:break-before="auto" style:column-width="21.55mm"/>
    </style:style>
    <style:style style:name="co17" style:family="table-column">
      <style:table-column-properties fo:break-before="auto" style:column-width="73.25mm"/>
    </style:style>
    <style:style style:name="co18" style:family="table-column">
      <style:table-column-properties fo:break-before="auto" style:column-width="67.52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60.38mm"/>
    </style:style>
    <style:style style:name="ro1" style:family="table-row">
      <style:table-row-properties style:row-height="1.94mm" fo:break-before="auto" style:use-optimal-row-height="false"/>
    </style:style>
    <style:style style:name="ro24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23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25" style:family="table-row">
      <style:table-row-properties style:row-height="10.23mm" fo:break-before="auto" style:use-optimal-row-height="true"/>
    </style:style>
    <style:style style:name="ro26" style:family="table-row">
      <style:table-row-properties style:row-height="7.94mm" fo:break-before="auto" style:use-optimal-row-height="false"/>
    </style:style>
    <style:style style:name="ro27" style:family="table-row">
      <style:table-row-properties style:row-height="54.15mm" fo:break-before="auto" style:use-optimal-row-height="fals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9.47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14.82mm" fo:break-before="auto" style:use-optimal-row-height="tru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9.95mm" fo:break-before="auto" style:use-optimal-row-height="false"/>
    </style:style>
    <style:style style:name="ro16" style:family="table-row">
      <style:table-row-properties style:row-height="28.84mm" fo:break-before="auto" style:use-optimal-row-height="false"/>
    </style:style>
    <style:style style:name="ro17" style:family="table-row">
      <style:table-row-properties style:row-height="12.17mm" fo:break-before="auto" style:use-optimal-row-height="false"/>
    </style:style>
    <style:style style:name="ro18" style:family="table-row">
      <style:table-row-properties style:row-height="43.13mm" fo:break-before="auto" style:use-optimal-row-height="fals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37.04mm" fo:break-before="auto" style:use-optimal-row-height="false"/>
    </style:style>
    <style:style style:name="ro21" style:family="table-row">
      <style:table-row-properties style:row-height="35.72mm" fo:break-before="auto" style:use-optimal-row-height="false"/>
    </style:style>
    <style:style style:name="ro22" style:family="table-row">
      <style:table-row-properties style:row-height="23.81mm" fo:break-before="auto" style:use-optimal-row-height="false"/>
    </style:style>
    <style:style style:name="ro28" style:family="table-row">
      <style:table-row-properties style:row-height="10.05mm" fo:break-before="auto" style:use-optimal-row-height="true"/>
    </style:style>
    <style:style style:name="ro29" style:family="table-row">
      <style:table-row-properties style:row-height="27.25mm" fo:break-before="auto" style:use-optimal-row-height="false"/>
    </style:style>
    <style:style style:name="ro30" style:family="table-row">
      <style:table-row-properties style:row-height="32.01mm" fo:break-before="auto" style:use-optimal-row-height="false"/>
    </style:style>
    <style:style style:name="ro31" style:family="table-row">
      <style:table-row-properties style:row-height="4.87mm" fo:break-before="auto" style:use-optimal-row-height="true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Feature_20__23__20_Test_20_Cases">
      <style:table-properties table:display="true" style:writing-mode="lr-tb"/>
    </style:style>
    <style:style style:name="ce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10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font-name="Calibri" fo:text-shadow="none" style:font-style-asian="normal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9" style:family="text">
      <style:text-properties style:font-name="Calibri" style:language-asian="zh" style:country-asian="CN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style:language-complex="hi" style:country-complex="IN" fo:color="#000000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20" style:family="text">
      <style:text-properties style:font-name="Calibri" style:language-asian="zh" style:country-asian="CN" style:font-relief="none" style:text-emphasize="none" style:font-style-complex="normal" style:font-style-asian="normal" style:font-size-complex="11pt" style:font-size-asian="11pt" style:font-name-complex="Calibri" style:font-name-asian="Noto Sans CJK SC Regular" style:language-complex="hi" style:country-complex="IN" fo:color="#000000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2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22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4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34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34"/>
        <table:table-column table:style-name="co10" table:default-cell-style-name="ce56"/>
        <table:table-column table:style-name="co21" table:default-cell-style-name="ce23"/>
        <table:table-column table:style-name="co12" table:number-columns-repeated="1013" table:default-cell-style-name="ce23"/>
        <table:table-row table:style-name="ro1">
          <table:table-cell table:style-name="ce22"/>
          <table:table-cell table:style-name="ce24" table:number-columns-repeated="3"/>
          <table:table-cell table:style-name="ce32"/>
          <table:table-cell table:style-name="ce24" table:number-columns-repeated="3"/>
          <table:table-cell table:style-name="ce32"/>
          <table:table-cell table:style-name="ce40"/>
          <table:table-cell table:number-columns-repeated="1014"/>
        </table:table-row>
        <table:table-row table:style-name="ro9">
          <table:table-cell table:style-name="ce22"/>
          <table:table-cell table:style-name="ce25" office:value-type="string" calcext:value-type="string">
            <text:p>Test Case ID</text:p>
          </table:table-cell>
          <table:table-cell table:style-name="ce25" office:value-type="string" calcext:value-type="string">
            <text:p>Test Name</text:p>
          </table:table-cell>
          <table:table-cell table:style-name="ce25" office:value-type="string" calcext:value-type="string">
            <text:p>Test Description</text:p>
          </table:table-cell>
          <table:table-cell table:style-name="ce33" office:value-type="string" calcext:value-type="string">
            <text:p>TC #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Actual Result</text:p>
          </table:table-cell>
          <table:table-cell table:style-name="ce33" office:value-type="string" calcext:value-type="string">
            <text:p>Status</text:p>
          </table:table-cell>
          <table:table-cell table:style-name="ce55" office:value-type="string" calcext:value-type="string">
            <text:p>Comments</text:p>
          </table:table-cell>
          <table:table-cell office:value-type="string" calcext:value-type="string">
            <text:p>Peer review</text:p>
          </table:table-cell>
          <table:table-cell table:number-columns-repeated="1013"/>
        </table:table-row>
        <table:table-row table:style-name="ro3">
          <table:table-cell/>
          <table:table-cell table:style-name="ce26" office:value-type="float" office:value="1.01" calcext:value-type="float" table:number-columns-spanned="1" table:number-rows-spanned="4">
            <text:p>1.01</text:p>
          </table:table-cell>
          <table:table-cell table:style-name="ce29" office:value-type="string" calcext:value-type="string" table:number-columns-spanned="1" table:number-rows-spanned="4">
            <text:p>Robot responds to Run with Scissors </text:p>
          </table:table-cell>
          <table:table-cell table:style-name="ce29" office:value-type="string" calcext:value-type="string" table:number-columns-spanned="1" table:number-rows-spanned="4">
            <text:p><text:span text:style-name="T7">Given: </text:span><text:span text:style-name="T8">The teacher gives a safety instruction</text:span></text:p>
            <text:p/>
            <text:p><text:span text:style-name="T9">When: “</text:span><text:span text:style-name="T10">run with scissors" -</text:span></text:p>
            <text:p/>
            <text:p><text:span text:style-name="T7">Then: </text:span><text:span text:style-name="T8">the robot shakes head "running with scissors is dangerous and causes accidents"</text:span></text:p>
            <text:p/>
            <text:p><text:span text:style-name="T13">Prerequisite: </text:span></text:p>
            <text:p><text:span text:style-name="T14">UI is avaialble</text:span></text:p>
            <text:p/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‘Run with Scissors’</text:p>
          </table:table-cell>
          <table:table-cell table:style-name="ce35" office:value-type="string" calcext:value-type="string">
            <text:p>robot understands and shakes head and says “running with scissors is dangerous and causes accidents”</text:p>
          </table:table-cell>
          <table:table-cell table:style-name="ce15" office:value-type="string" calcext:value-type="string">
            <text:p>robot understands and shakes head and says “running with scissors is dangerous and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“Scissors”</text:p>
          </table:table-cell>
          <table:table-cell table:style-name="ce35" office:value-type="string" calcext:value-type="string">
            <text:p>robot understands and shakes head and says “ running with scissors is dangerout and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office:value-type="string" calcext:value-type="string">
            <text:p>Say unrelated phrase</text:p>
          </table:table-cell>
          <table:table-cell table:style-name="ce35" office:value-type="string" calcext:value-type="string">
            <text:p>robot does not understand and asks “can you repeat that” </text:p>
          </table:table-cell>
          <table:table-cell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6" office:value-type="float" office:value="1.02" calcext:value-type="float" table:number-columns-spanned="1" table:number-rows-spanned="4">
            <text:p>1.02</text:p>
          </table:table-cell>
          <table:table-cell table:style-name="ce29" office:value-type="string" calcext:value-type="string" table:number-columns-spanned="1" table:number-rows-spanned="4">
            <text:p>robot responds to Sun</text:p>
          </table:table-cell>
          <table:table-cell table:style-name="ce29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sun”</text:span><text:span text:style-name="T10"> -</text:span></text:p>
            <text:p/>
            <text:p><text:span text:style-name="T9">Then: </text:span><text:span text:style-name="T10">the robot imitates the application of sunscreen, and says “wear a hat and sunscreen to protect yourself from sun burn"</text:span></text:p>
            <text:p/>
            <text:p><text:span text:style-name="T15">Prerequisite: </text:span></text:p>
            <text:p><text:span text:style-name="T16">UI is avaialble</text:span></text:p>
            <text:p/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1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sun”</text:p>
          </table:table-cell>
          <table:table-cell table:style-name="ce35" office:value-type="string" calcext:value-type="string">
            <text:p>robot understands sun and imitates the application of sunscreen, and says “wear a hat and sunscreen to protect yourself from sun burn”</text:p>
          </table:table-cell>
          <table:table-cell table:style-name="ce15" office:value-type="string" calcext:value-type="string">
            <text:p>robot understands sun and imitates the application of sunscreen, and says “wear a hat and sunscreen to protect yourself from sun burn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2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3"/>
          <table:table-cell table:style-name="ce17"/>
          <table:table-cell table:style-name="ce29"/>
          <table:table-cell table:number-columns-repeated="1014"/>
        </table:table-row>
        <table:table-row table:style-name="ro13">
          <table:table-cell/>
          <table:table-cell table:style-name="ce26" office:value-type="float" office:value="1.03" calcext:value-type="float" table:number-columns-spanned="1" table:number-rows-spanned="4">
            <text:p>1.03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on the floor</text:span><text:span text:style-name="T10">" -</text:span></text:p>
            <text:p/>
            <text:p><text:span text:style-name="T9">Then: </text:span><text:span text:style-name="T10">the robot shakes head "don’t put it in your mouth if it was on the floor. There are germs down there"</text:span></text:p>
            <text:p/>
            <text:p><text:span text:style-name="T15">Prerequisite: </text:span></text:p>
            <text:p><text:span text:style-name="T16">UI is avaialble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on the 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 if it was on the floor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“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 if it was on the floor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14">
          <table:table-cell/>
          <table:table-cell table:style-name="ce26" office:value-type="float" office:value="1.04" calcext:value-type="float" table:number-columns-spanned="1" table:number-rows-spanned="4">
            <text:p>1.04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cough</text:span><text:span text:style-name="T10">" -</text:span></text:p>
            <text:p/>
            <text:p><text:span text:style-name="T9">Then: </text:span><text:span text:style-name="T10">the robot covers mouth and says "cover your mouth to avoid the spread of germs”</text:span></text:p>
            <text:p/>
            <text:p><text:span text:style-name="T15">Prerequisite: </text:span></text:p>
            <text:p><text:span text:style-name="T16">UI is avaialble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cough”</text:p>
          </table:table-cell>
          <table:table-cell table:style-name="ce35" office:value-type="string" calcext:value-type="string">
            <text:p><text:span text:style-name="T21">robot understands and </text:span><text:span text:style-name="T22">covers mouth and says "cover your mouth to avoid the spread of germs”</text:span></text:p>
          </table:table-cell>
          <table:table-cell table:style-name="ce35" office:value-type="string" calcext:value-type="string">
            <text:p>robot understands and covers mouth and says “cover your mouth to avoid the spread of germs”</text:p>
          </table:table-cell>
          <table:table-cell table:style-name="ce58" office:value-type="string" calcext:value-type="string">
            <text:p>in progress</text:p>
          </table:table-cell>
          <table:table-cell table:style-name="ce29" office:value-type="string" calcext:value-type="string">
            <text:p>occasionally confuses “cough” for “talk”</text:p>
          </table:table-cell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2"/>
          <table:table-cell table:style-name="ce16"/>
          <table:table-cell table:style-name="ce35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05" calcext:value-type="float" table:number-columns-spanned="1" table:number-rows-spanned="4">
            <text:p>1.05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he teacher gives a safety instruction</text:span></text:p>
            <text:p/>
            <text:p><text:span text:style-name="T13">When: “sneeze”</text:span></text:p>
            <text:p/>
            <text:p><text:span text:style-name="T7">Then: </text:span><text:span text:style-name="T8">the robot raises hnd to where its nose would be and says “use a tissue to contain it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sneeze”</text:p>
          </table:table-cell>
          <table:table-cell table:style-name="ce35" office:value-type="string" calcext:value-type="string">
            <text:p>robot understands and raises hand to where nose would be and says “use a tissue to contain it”</text:p>
          </table:table-cell>
          <table:table-cell table:style-name="ce35" office:value-type="string" calcext:value-type="string">
            <text:p>robot understands and raises hand to here nose would be and says “use a tissue to contain it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style-name="ce35" office:value-type="string" calcext:value-type="string">
            <text:p>robot understands and raises hand to where nose would be and says “use a tissue to contain it”</text:p>
          </table:table-cell>
          <table:table-cell table:style-name="ce35" office:value-type="string" calcext:value-type="string">
            <text:p>robot understands and raises hand to here nose would be and says “use a tissue to contain it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6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06" calcext:value-type="float" table:number-columns-spanned="1" table:number-rows-spanned="4">
            <text:p>1.06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he teacher gives a safety instruction</text:span></text:p>
            <text:p/>
            <text:p><text:span text:style-name="T13">When: “fire”</text:span></text:p>
            <text:p/>
            <text:p><text:span text:style-name="T7">Then: </text:span><text:span text:style-name="T8">robot gestures towards door and says “remain calm, and follow teacher in an orderly manner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fire”</text:p>
          </table:table-cell>
          <table:table-cell table:style-name="ce35" office:value-type="string" calcext:value-type="string">
            <text:p>robot understands and gestures forward and says “remain calm and follow teacher in an orderly manner”</text:p>
          </table:table-cell>
          <table:table-cell table:style-name="ce35" office:value-type="string" calcext:value-type="string">
            <text:p>robot understands gestures forward and says “remain calm, and follow teacher in an orderly manner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8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07" calcext:value-type="float" table:number-columns-spanned="1" table:number-rows-spanned="4">
            <text:p>1.07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he teacher gives a safety instruction</text:span></text:p>
            <text:p/>
            <text:p><text:span text:style-name="T13">When: “intruder”</text:span></text:p>
            <text:p/>
            <text:p><text:span text:style-name="T17">Then: </text:span><text:span text:style-name="T18">robot crouches with its hands on its head and says “hide and be very quiet. Make sure you can’t bee seen from the windows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intruder”</text:p>
          </table:table-cell>
          <table:table-cell table:number-columns-repeated="2" table:style-name="ce35" office:value-type="string" calcext:value-type="string">
            <text:p>robot understands and crouches with hands on head and says “hide and be very quiet. Make sure you can’t be seen from the windows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08" calcext:value-type="float" table:number-columns-spanned="1" table:number-rows-spanned="4">
            <text:p>1.08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the </text:span><text:span text:style-name="T8">teacher gives a safety instruction</text:span></text:p>
            <text:p/>
            <text:p><text:span text:style-name="T13">When: “here”</text:span></text:p>
            <text:p/>
            <text:p><text:span text:style-name="T19">Then: </text:span><text:span text:style-name="T20">gestures around in a sweeping motion and says “stay within the school grounds so we can look out for you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here”</text:p>
          </table:table-cell>
          <table:table-cell table:number-columns-repeated="2" table:style-name="ce35" office:value-type="string" calcext:value-type="string">
            <text:p>robot understands and gestures around in a sweeping motion and says “stay within the school grounds so we can look out for you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3"/>
          <table:table-cell table:style-name="ce16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09" calcext:value-type="float" table:number-columns-spanned="1" table:number-rows-spanned="4">
            <text:p>1.09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eacher gives a safety instruction</text:span></text:p>
            <text:p/>
            <text:p><text:span text:style-name="T13">When: “play”</text:span></text:p>
            <text:p/>
            <text:p><text:span text:style-name="T9">Then: </text:span><text:span text:style-name="T10">robot gestures forwards and says “use only school equipment, and don’t be too rough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play”</text:p>
          </table:table-cell>
          <table:table-cell table:number-columns-repeated="2" table:style-name="ce35" office:value-type="string" calcext:value-type="string">
            <text:p>robot understands and gestures forwards and says “use only school equipment, and don’t be too rough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21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Default" table:number-columns-repeated="4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1" calcext:value-type="float" table:number-columns-spanned="1" table:number-rows-spanned="4">
            <text:p>1.1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eacher gives a safety instruction</text:span></text:p>
            <text:p/>
            <text:p><text:span text:style-name="T13">When: “talk”</text:span></text:p>
            <text:p/>
            <text:p><text:span text:style-name="T7">Then: </text:span><text:span text:style-name="T8">robot nods head and says “we’re here to help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talk”</text:p>
          </table:table-cell>
          <table:table-cell table:number-columns-repeated="2" table:style-name="ce35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22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Default" table:number-columns-repeated="4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11" calcext:value-type="float" table:number-columns-spanned="1" table:number-rows-spanned="4">
            <text:p>1.11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eacher gives a safety instruction</text:span></text:p>
            <text:p/>
            <text:p><text:span text:style-name="T13">When: “tell”</text:span></text:p>
            <text:p/>
            <text:p><text:span text:style-name="T7">Then: </text:span><text:span text:style-name="T8">robot nods head head and says “we’re here to help”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12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talk”</text:p>
          </table:table-cell>
          <table:table-cell table:number-columns-repeated="2" table:style-name="ce35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28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29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3"/>
          <table:table-cell table:style-name="ce16"/>
          <table:table-cell table:style-name="ce29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26" office:value-type="float" office:value="1.12" calcext:value-type="float" table:number-columns-spanned="1" table:number-rows-spanned="4">
            <text:p>1.12</text:p>
          </table:table-cell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teacher gives a safety instruction</text:span></text:p>
            <text:p/>
            <text:p><text:span text:style-name="T13">When: “stay safe, kids”</text:span></text:p>
            <text:p/>
            <text:p><text:span text:style-name="T7">Then: </text:span><text:span text:style-name="T8">robot bows while saying “stay safe kids” before terminating sequence</text:span></text:p>
            <text:p/>
            <text:p><text:span text:style-name="T13">Prerequisite: </text:span></text:p>
            <text:p><text:span text:style-name="T14">UI is available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Robot has Idle mode turned on</text:p>
          </table:table-cell>
          <table:table-cell table:style-name="ce35" office:value-type="string" calcext:value-type="string">
            <text:p>Robot is in idle mode</text:p>
          </table:table-cell>
          <table:table-cell table:style-name="ce35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say “stay safe, kids”</text:p>
          </table:table-cell>
          <table:table-cell table:number-columns-repeated="2" table:style-name="ce35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9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say “stay safe”</text:p>
          </table:table-cell>
          <table:table-cell table:number-columns-repeated="2" table:style-name="ce35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0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office:value-type="string" calcext:value-type="string">
            <text:p>say unrelated phrase</text:p>
          </table:table-cell>
          <table:table-cell table:number-columns-repeated="2" table:style-name="ce3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1" table:number-rows-repeated="15">
          <table:table-cell table:number-columns-repeated="1024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34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34"/>
        <table:table-column table:style-name="co10" table:default-cell-style-name="ce56"/>
        <table:table-column table:style-name="co12" table:number-columns-repeated="1014" table:default-cell-style-name="ce23"/>
        <table:table-row table:style-name="ro1">
          <table:table-cell table:style-name="ce22"/>
          <table:table-cell table:style-name="ce24" table:number-columns-repeated="3"/>
          <table:table-cell table:style-name="ce32"/>
          <table:table-cell table:style-name="ce24" table:number-columns-repeated="3"/>
          <table:table-cell table:style-name="ce32"/>
          <table:table-cell table:style-name="ce40"/>
          <table:table-cell table:number-columns-repeated="1014"/>
        </table:table-row>
        <table:table-row table:style-name="ro24">
          <table:table-cell table:style-name="ce22"/>
          <table:table-cell table:style-name="ce25" office:value-type="string" calcext:value-type="string">
            <text:p>Test Case ID</text:p>
          </table:table-cell>
          <table:table-cell table:style-name="ce25" office:value-type="string" calcext:value-type="string">
            <text:p>Test Name</text:p>
          </table:table-cell>
          <table:table-cell table:style-name="ce25" office:value-type="string" calcext:value-type="string">
            <text:p>Test Description</text:p>
          </table:table-cell>
          <table:table-cell table:style-name="ce33" office:value-type="string" calcext:value-type="string">
            <text:p>TC #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Actual Result</text:p>
          </table:table-cell>
          <table:table-cell table:style-name="ce33" office:value-type="string" calcext:value-type="string">
            <text:p>Status</text:p>
          </table:table-cell>
          <table:table-cell table:style-name="ce55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26" table:number-columns-spanned="1" table:number-rows-spanned="4"/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13">Prerequisite: </text:span></text:p>
            <text:p><text:span text:style-name="T14">xxxx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3">
          <table:table-cell/>
          <table:table-cell table:style-name="ce26" table:number-columns-spanned="1" table:number-rows-spanned="4"/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13">Prerequisite: </text:span></text:p>
            <text:p><text:span text:style-name="T14">xxxx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3">
          <table:table-cell/>
          <table:table-cell table:style-name="ce26" table:number-columns-spanned="1" table:number-rows-spanned="4"/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13">Prerequisite: </text:span></text:p>
            <text:p><text:span text:style-name="T14">xxxx</text:span></text:p>
            <text:p/>
            <text:p><text:span text:style-name="T13">Test Data:</text:span></text:p>
            <text:p><text:span text:style-name="T14">xxxx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2" calcext:value-type="float">
            <text:p>2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>
          <table:table-cell/>
          <table:covered-table-cell table:style-name="ce27"/>
          <table:covered-table-cell table:number-columns-repeated="2" table:style-name="ce30"/>
          <table:table-cell table:style-name="ce26" office:value-type="float" office:value="3" calcext:value-type="float">
            <text:p>3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5">
          <table:table-cell/>
          <table:covered-table-cell table:style-name="ce28"/>
          <table:covered-table-cell table:number-columns-repeated="2" table:style-name="ce31"/>
          <table:table-cell table:style-name="ce26" office:value-type="float" office:value="4" calcext:value-type="float">
            <text:p>4</text:p>
          </table:table-cell>
          <table:table-cell table:style-name="ce35" table:number-columns-repeated="4"/>
          <table:table-cell table:style-name="ce29"/>
          <table:table-cell table:number-columns-repeated="1014"/>
        </table:table-row>
        <table:table-row table:style-name="ro23" table:number-rows-repeated="104856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amples" table:style-name="ta3">
        <table:table-column table:style-name="co1" table:default-cell-style-name="ce23"/>
        <table:table-column table:style-name="co12" table:default-cell-style-name="ce23"/>
        <table:table-column table:style-name="co2" table:default-cell-style-name="ce23"/>
        <table:table-column table:style-name="co4" table:default-cell-style-name="ce23"/>
        <table:table-column table:style-name="co5" table:default-cell-style-name="ce34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34"/>
        <table:table-column table:style-name="co12" table:number-columns-repeated="1015" table:default-cell-style-name="ce23"/>
        <table:table-row table:style-name="ro25">
          <table:table-cell/>
          <table:table-cell table:style-name="ce24"/>
          <table:table-cell table:style-name="ce25" office:value-type="string" calcext:value-type="string">
            <text:p>Test ID</text:p>
          </table:table-cell>
          <table:table-cell table:style-name="ce25" office:value-type="string" calcext:value-type="string">
            <text:p>Test Description/Scenario</text:p>
          </table:table-cell>
          <table:table-cell table:style-name="ce33" office:value-type="string" calcext:value-type="string">
            <text:p>TC #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Actual Result</text:p>
          </table:table-cell>
          <table:table-cell table:style-name="ce33" office:value-type="string" calcext:value-type="string">
            <text:p>Status</text:p>
          </table:table-cell>
          <table:table-cell table:number-columns-repeated="1015"/>
        </table:table-row>
        <table:table-row table:style-name="ro25">
          <table:table-cell/>
          <table:table-cell table:style-name="ce26" office:value-type="string" calcext:value-type="string" table:number-columns-spanned="1" table:number-rows-spanned="4">
            <text:p>Positive Test Case</text:p>
          </table:table-cell>
          <table:table-cell table:style-name="ce26" office:value-type="float" office:value="1.01" calcext:value-type="float" table:number-columns-spanned="1" table:number-rows-spanned="4">
            <text:p>1.01</text:p>
          </table:table-cell>
          <table:table-cell table:style-name="ce29" office:value-type="string" calcext:value-type="string" table:number-columns-spanned="1" table:number-rows-spanned="4">
            <text:p><text:span text:style-name="T7">Given:</text:span><text:span text:style-name="T8"> my unique facebook username has been registered.</text:span></text:p>
            <text:p/>
            <text:p><text:span text:style-name="T7">When:</text:span><text:span text:style-name="T8"> I attempt to login using this username via the Facebook</text:span></text:p>
            <text:p><text:span text:style-name="T14">logon page.</text:span></text:p>
            <text:p/>
            <text:p><text:span text:style-name="T7">Then:</text:span><text:span text:style-name="T8"> Facebook account opens up without any errors or warnings.</text:span></text:p>
            <text:p/>
            <text:p><text:span text:style-name="T7">Prerequisite</text:span><text:span text:style-name="T8">: </text:span></text:p>
            <text:p><text:span text:style-name="T14">Customer has been registered.</text:span></text:p>
            <text:p/>
            <text:p><text:span text:style-name="T13">Test Data:</text:span></text:p>
            <text:p><text:span text:style-name="T14">Customer Number.</text:span></text:p>
            <text:p><text:span text:style-name="T14">Facebook URL</text:span></text:p>
            <text:p/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Open your Browser, and enter URL 'Facebook.com'</text:p>
          </table:table-cell>
          <table:table-cell table:style-name="ce35" office:value-type="string" calcext:value-type="string">
            <text:p>Facebook logon page appears</text:p>
          </table:table-cell>
          <table:table-cell table:style-name="ce35" office:value-type="string" calcext:value-type="string">
            <text:p>Logon page appears </text:p>
          </table:table-cell>
          <table:table-cell table:style-name="ce57" office:value-type="string" calcext:value-type="string">
            <text:p>Pass</text:p>
          </table:table-cell>
          <table:table-cell table:number-columns-repeated="1015"/>
        </table:table-row>
        <table:table-row table:style-name="ro25">
          <table:table-cell/>
          <table:covered-table-cell table:number-columns-repeated="2" table:style-name="ce27"/>
          <table:covered-table-cell table:style-name="ce30"/>
          <table:table-cell table:style-name="ce26" office:value-type="float" office:value="2" calcext:value-type="float">
            <text:p>2</text:p>
          </table:table-cell>
          <table:table-cell table:style-name="ce35" office:value-type="string" calcext:value-type="string">
            <text:p>Enter your username in the field</text:p>
          </table:table-cell>
          <table:table-cell table:style-name="ce35" office:value-type="string" calcext:value-type="string">
            <text:p>Username is entered</text:p>
          </table:table-cell>
          <table:table-cell table:style-name="ce35" office:value-type="string" calcext:value-type="string">
            <text:p>Name entered 'JFX272'</text:p>
          </table:table-cell>
          <table:table-cell table:style-name="ce57"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table-cell/>
          <table:covered-table-cell table:number-columns-repeated="2" table:style-name="ce27"/>
          <table:covered-table-cell table:style-name="ce30"/>
          <table:table-cell table:style-name="ce26" office:value-type="float" office:value="3" calcext:value-type="float">
            <text:p>3</text:p>
          </table:table-cell>
          <table:table-cell table:style-name="ce35" office:value-type="string" calcext:value-type="string">
            <text:p>Enter your Password </text:p>
          </table:table-cell>
          <table:table-cell table:style-name="ce35" office:value-type="string" calcext:value-type="string">
            <text:p>Password is entered</text:p>
          </table:table-cell>
          <table:table-cell table:style-name="ce35" office:value-type="string" calcext:value-type="string">
            <text:p>Password entered</text:p>
          </table:table-cell>
          <table:table-cell table:style-name="ce57" office:value-type="string" calcext:value-type="string">
            <text:p>Pass</text:p>
          </table:table-cell>
          <table:table-cell table:number-columns-repeated="1015"/>
        </table:table-row>
        <table:table-row table:style-name="ro27">
          <table:table-cell/>
          <table:covered-table-cell table:number-columns-repeated="2" table:style-name="ce28"/>
          <table:covered-table-cell table:style-name="ce31"/>
          <table:table-cell table:style-name="ce26" office:value-type="float" office:value="4" calcext:value-type="float">
            <text:p>4</text:p>
          </table:table-cell>
          <table:table-cell table:style-name="ce35" office:value-type="string" calcext:value-type="string">
            <text:p>Click [Login] button</text:p>
          </table:table-cell>
          <table:table-cell table:style-name="ce35" office:value-type="string" calcext:value-type="string">
            <text:p>User is successfully logged into the Facebook account </text:p>
          </table:table-cell>
          <table:table-cell table:style-name="ce35" office:value-type="string" calcext:value-type="string">
            <text:p>Account opened as expected</text:p>
          </table:table-cell>
          <table:table-cell table:style-name="ce57" office:value-type="string" calcext:value-type="string">
            <text:p>Pass</text:p>
          </table:table-cell>
          <table:table-cell table:number-columns-repeated="1015"/>
        </table:table-row>
        <table:table-row table:style-name="ro23" table:number-rows-repeated="104857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5:50:04.841387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5T15:59:30.531526015</dc:date>
    <meta:generator>LibreOffice/6.0.3.2$Linux_X86_64 LibreOffice_project/00m0$Build-2</meta:generator>
    <meta:editing-duration>PT1H31M26S</meta:editing-duration>
    <meta:editing-cycles>6</meta:editing-cycles>
    <meta:document-statistic meta:table-count="3" meta:cell-count="2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